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nsola" svg:font-family="Consola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9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2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3" style:family="paragraph" style:parent-style-name="Standard">
      <style:text-properties style:font-name="arial" fo:font-size="11pt" officeooo:rsid="0002de39" officeooo:paragraph-rsid="0002de39" style:font-size-asian="9.60000038146973pt" style:font-name-complex="arial" style:font-size-complex="11pt"/>
    </style:style>
    <style:style style:name="P14" style:family="paragraph" style:parent-style-name="Standard">
      <style:text-properties style:font-name="arial" fo:font-size="11pt" officeooo:rsid="0003f911" officeooo:paragraph-rsid="0003f911" style:font-size-asian="9.60000038146973pt" style:font-name-complex="arial" style:font-size-complex="11pt"/>
    </style:style>
    <style:style style:name="P15" style:family="paragraph" style:parent-style-name="Standard">
      <style:text-properties style:font-name="arial" officeooo:rsid="0001ea4d" officeooo:paragraph-rsid="0001ea4d" style:font-name-complex="arial"/>
    </style:style>
    <style:style style:name="P16" style:family="paragraph" style:parent-style-name="Text_20_body_20__28_user_29_"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17" style:family="paragraph" style:parent-style-name="Text_20_body_20__28_user_29_">
      <style:text-properties style:font-name="arial" officeooo:rsid="00008dba" officeooo:paragraph-rsid="00008dba"/>
    </style:style>
    <style:style style:name="P18" style:family="paragraph" style:parent-style-name="Text_20_body_20__28_user_29_">
      <style:paragraph-properties fo:text-align="justify" style:justify-single-word="false"/>
      <style:text-properties style:font-name="arial" officeooo:paragraph-rsid="00008dba"/>
    </style:style>
    <style:style style:name="P19" style:family="paragraph" style:parent-style-name="Text_20_body_20__28_user_29_">
      <style:text-properties fo:font-size="11pt" fo:font-weight="normal" officeooo:rsid="0001ea4d" officeooo:paragraph-rsid="0001ea4d" style:font-size-asian="11pt" style:font-weight-asian="normal" style:font-size-complex="11pt" style:font-weight-complex="normal"/>
    </style:style>
    <style:style style:name="P2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" fo:font-size="12pt" fo:language="pt" fo:country="PT" fo:font-weight="bold" officeooo:rsid="00008dba" officeooo:paragraph-rsid="00008dba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P2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008dba" officeooo:paragraph-rsid="00008dba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2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23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24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25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officeooo:rsid="00096c3f" officeooo:paragraph-rsid="00096c3f" style:font-name-complex="arial"/>
    </style:style>
    <style:style style:name="P26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  <style:text-properties fo:color="#000000" style:font-name="arial" officeooo:rsid="00096c3f" officeooo:paragraph-rsid="00096c3f" style:font-name-complex="arial"/>
    </style:style>
    <style:style style:name="P2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2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29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  <style:text-properties fo:color="#000000" style:font-name="arial" fo:language="pt" fo:country="BR" officeooo:rsid="00096c3f" officeooo:paragraph-rsid="00096c3f" style:font-name-complex="arial"/>
    </style:style>
    <style:style style:name="P30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3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 officeooo:rsid="00008dba" officeooo:paragraph-rsid="00008dba" style:font-name-complex="arial"/>
    </style:style>
    <style:style style:name="P32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33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34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35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36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37" style:family="paragraph" style:parent-style-name="Preformatted_20_Text">
      <style:text-properties fo:font-variant="normal" fo:text-transform="none" fo:color="#a0a1a7" style:font-name="Menlo" fo:font-size="9.25pt" fo:letter-spacing="normal" fo:font-style="italic" fo:font-weight="normal" officeooo:rsid="0002de39" officeooo:paragraph-rsid="0002de39" style:font-size-asian="9.60000038146973pt" style:font-name-complex="arial" style:font-size-complex="11pt"/>
    </style:style>
    <style:style style:name="P38" style:family="paragraph" style:parent-style-name="Preformatted_20_Text">
      <style:paragraph-properties fo:margin-top="0cm" fo:margin-bottom="0cm" loext:contextual-spacing="false" style:line-height-at-least="0.554cm" fo:orphans="2" fo:widows="2" fo:padding="0cm" fo:border="none"/>
      <style:text-properties fo:font-variant="normal" fo:text-transform="none" fo:color="#0f1115" style:font-name="Menlo" fo:font-size="9.25pt" fo:letter-spacing="normal" fo:font-style="normal" fo:font-weight="normal"/>
    </style:style>
    <style:style style:name="P39" style:family="paragraph" style:parent-style-name="Preformatted_20_Text">
      <style:paragraph-properties fo:margin-top="0cm" fo:margin-bottom="0cm" loext:contextual-spacing="false" style:line-height-at-least="0.554cm" fo:orphans="2" fo:widows="2" fo:padding="0cm" fo:border="none"/>
      <style:text-properties fo:font-variant="normal" fo:text-transform="none" fo:color="#a0a1a7" style:font-name="Menlo" fo:font-size="9.25pt" fo:letter-spacing="normal" fo:font-style="italic" fo:font-weight="normal"/>
    </style:style>
    <style:style style:name="P40" style:family="paragraph" style:parent-style-name="Preformatted_20_Text">
      <style:paragraph-properties fo:margin-top="0cm" fo:margin-bottom="0cm" loext:contextual-spacing="false" style:line-height-at-least="0.554cm" fo:orphans="2" fo:widows="2" fo:padding="0cm" fo:border="none"/>
    </style:style>
    <style:style style:name="P41" style:family="paragraph" style:parent-style-name="Standard">
      <loext:graphic-properties draw:fill="solid" draw:fill-color="#eeeeee"/>
      <style:paragraph-properties fo:background-color="#eeeeee" fo:padding="0.049cm" fo:border="0.06pt solid #000000"/>
      <style:text-properties fo:color="#0000ff" style:font-name="Consola" fo:font-size="9pt" officeooo:rsid="0001ea4d" officeooo:paragraph-rsid="0001ea4d" style:font-size-asian="9pt" style:font-name-complex="arial" style:font-size-complex="9pt"/>
    </style:style>
    <style:style style:name="P42" style:family="paragraph" style:parent-style-name="Standard">
      <loext:graphic-properties draw:fill="solid" draw:fill-color="#eeeeee"/>
      <style:paragraph-properties fo:background-color="#eeeeee" fo:padding="0.049cm" fo:border="0.06pt solid #000000"/>
      <style:text-properties fo:color="#0000ff" style:font-name="Consola" fo:font-size="9pt" officeooo:rsid="0002de39" officeooo:paragraph-rsid="0002de39" style:font-size-asian="9pt" style:font-name-complex="arial" style:font-size-complex="9pt"/>
    </style:style>
    <style:style style:name="P43" style:family="paragraph" style:parent-style-name="Standard">
      <loext:graphic-properties draw:fill="solid" draw:fill-color="#eeeeee"/>
      <style:paragraph-properties fo:background-color="#eeeeee" fo:padding="0.049cm" fo:border="0.06pt solid #000000"/>
      <style:text-properties fo:color="#0000ff" style:font-name="Consola" fo:font-size="9pt" officeooo:rsid="0003f911" officeooo:paragraph-rsid="0003f911" style:font-size-asian="9pt" style:font-name-complex="arial" style:font-size-complex="9pt"/>
    </style:style>
    <style:style style:name="P44" style:family="paragraph" style:parent-style-name="Standard">
      <loext:graphic-properties draw:fill="solid" draw:fill-color="#eeeeee"/>
      <style:paragraph-properties fo:background-color="#eeeeee" fo:padding="0.049cm" fo:border="0.06pt solid #000000"/>
      <style:text-properties fo:color="#0000ff" style:font-name="arial" fo:font-size="9pt" officeooo:rsid="0003f911" officeooo:paragraph-rsid="0003f911" style:font-size-asian="9pt" style:font-name-complex="arial" style:font-size-complex="9pt"/>
    </style:style>
    <style:style style:name="P45" style:family="paragraph" style:parent-style-name="Text_20_body_20__28_user_29_">
      <style:paragraph-properties fo:margin-top="0.423cm" fo:margin-bottom="0.212cm" loext:contextual-spacing="false"/>
      <style:text-properties fo:font-size="11pt" fo:font-weight="normal" officeooo:rsid="00096c3f" officeooo:paragraph-rsid="00096c3f" style:font-size-asian="9.60000038146973pt" style:font-weight-asian="normal" style:font-size-complex="11pt" style:font-weight-complex="normal"/>
    </style:style>
    <style:style style:name="P46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008dba" officeooo:paragraph-rsid="00008dba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47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48" style:family="paragraph" style:parent-style-name="Heading_20_1">
      <style:text-properties style:use-window-font-color="true" style:font-name="arial" fo:font-size="14pt" fo:language="es" fo:country="ES" fo:font-weight="bold" officeooo:rsid="00008dba" officeooo:paragraph-rsid="00008dba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49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50" style:family="paragraph" style:parent-style-name="Heading_20_1">
      <style:paragraph-properties fo:margin-top="0.423cm" fo:margin-bottom="0.212cm" loext:contextual-spacing="false"/>
      <style:text-properties style:use-window-font-color="true" style:font-name="arial" fo:font-size="14pt" fo:language="es" fo:country="ES" fo:font-weight="bold" officeooo:rsid="00008dba" officeooo:paragraph-rsid="00008dba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51" style:family="paragraph" style:parent-style-name="Standard" style:list-style-name="L2">
      <style:text-properties style:font-name="arial" fo:font-size="11pt" officeooo:rsid="0001ea4d" officeooo:paragraph-rsid="0001ea4d" style:font-size-asian="11pt" style:font-name-complex="arial" style:font-size-complex="11pt"/>
    </style:style>
    <style:style style:name="P52" style:family="paragraph" style:parent-style-name="Standard" style:list-style-name="L2">
      <style:text-properties style:font-name="arial" fo:font-size="11pt" officeooo:rsid="0002de39" officeooo:paragraph-rsid="0002de39" style:font-size-asian="9.60000038146973pt" style:font-name-complex="arial" style:font-size-complex="11pt"/>
    </style:style>
    <style:style style:name="P53" style:family="paragraph" style:parent-style-name="Standard" style:list-style-name="L2">
      <style:text-properties style:font-name="arial" fo:font-size="11pt" officeooo:rsid="0003f911" officeooo:paragraph-rsid="0003f911" style:font-size-asian="9.60000038146973pt" style:font-name-complex="arial" style:font-size-complex="11pt"/>
    </style:style>
    <style:style style:name="P54" style:family="paragraph" style:parent-style-name="Text_20_body_20__28_user_29_" style:list-style-name="L1">
      <style:paragraph-properties fo:text-align="justify" style:justify-single-word="false"/>
      <style:text-properties style:font-name="arial" officeooo:paragraph-rsid="00008dba"/>
    </style:style>
    <style:style style:name="P55" style:family="paragraph" style:parent-style-name="Text_20_body_20__28_user_29_" style:list-style-name="L1">
      <style:paragraph-properties fo:text-align="justify" style:justify-single-word="false"/>
      <style:text-properties style:use-window-font-color="true" style:font-name="arial" fo:font-size="11pt" fo:language="es" fo:country="ES" officeooo:rsid="00008dba" officeooo:paragraph-rsid="00008dba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008dba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language="es" fo:country="ES" style:letter-kerning="true" style:font-name-asian="Droid Sans Fallback" style:language-asian="zh" style:country-asian="CN" style:font-name-complex="arial" style:language-complex="hi" style:country-complex="IN"/>
    </style:style>
    <style:style style:name="T4" style:family="text">
      <style:text-properties style:use-window-font-color="true" style:font-name="arial" fo:language="es" fo:country="ES" officeooo:rsid="00008dba" style:letter-kerning="true" style:font-name-asian="Droid Sans Fallback" style:language-asian="zh" style:country-asian="CN" style:font-name-complex="arial" style:language-complex="hi" style:country-complex="IN"/>
    </style:style>
    <style:style style:name="T5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6" style:family="text">
      <style:text-properties style:use-window-font-color="true" fo:font-size="11pt" fo:language="es" fo:country="ES" officeooo:rsid="00008dba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7" style:family="text">
      <style:text-properties style:font-name="arial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8pt" officeooo:rsid="00008dba" style:font-size-asian="8pt" style:font-name-complex="arial" style:font-size-complex="8pt"/>
    </style:style>
    <style:style style:name="T10" style:family="text">
      <style:text-properties fo:color="#000000" fo:font-size="12pt" fo:language="en" fo:country="U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1" style:family="text">
      <style:text-properties fo:color="#000000" fo:font-size="12pt" fo:language="en" fo:country="US" fo:font-weight="bold" officeooo:rsid="00008dba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2" style:family="text">
      <style:text-properties fo:font-size="11pt" style:font-size-asian="11pt" style:font-name-complex="arial" style:font-size-complex="11pt"/>
    </style:style>
    <style:style style:name="T13" style:family="text">
      <style:text-properties fo:font-size="11pt" officeooo:rsid="001bcae9" style:font-size-asian="11pt" style:font-name-complex="arial" style:font-size-complex="11pt"/>
    </style:style>
    <style:style style:name="T14" style:family="text">
      <style:text-properties officeooo:rsid="00008dba"/>
    </style:style>
    <style:style style:name="T15" style:family="text">
      <style:text-properties fo:color="#4078f2"/>
    </style:style>
    <style:style style:name="T16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JBOSS-EAP-EXAMPLE</text:p>
      <text:p text:style-name="P6"/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7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33">Identificación del documento</text:p>
            </table:table-cell>
            <table:table-cell table:style-name="Tabla1.B2" table:number-columns-spanned="5" office:value-type="string">
              <text:p text:style-name="P20">CONF-001_DOC_CONFIGURACION_BD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33">Título del documento</text:p>
            </table:table-cell>
            <table:table-cell table:style-name="Tabla1.B3" table:number-columns-spanned="5" office:value-type="string">
              <text:p text:style-name="P32"><text:span text:style-name="T10">Documento de </text:span><text:span text:style-name="T11">configuración de base de datos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33">Proyecto</text:p>
          </table:table-cell>
          <table:table-cell table:style-name="Tabla1.B4" table:number-columns-spanned="5" office:value-type="string">
            <text:p text:style-name="P21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3">Gerente</text:p>
          </table:table-cell>
          <table:table-cell table:style-name="Tabla1.B5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3">Área demandante</text:p>
          </table:table-cell>
          <table:table-cell table:style-name="Tabla1.B6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3">Director</text:p>
          </table:table-cell>
          <table:table-cell table:style-name="Tabla1.B7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33">Responsables</text:p>
          </table:table-cell>
          <table:table-cell table:style-name="Tabla1.A2" table:number-columns-spanned="3" office:value-type="string">
            <text:p text:style-name="P27">Área</text:p>
          </table:table-cell>
          <table:covered-table-cell/>
          <table:covered-table-cell/>
          <table:table-cell table:style-name="Tabla1.E8" table:number-columns-spanned="2" office:value-type="string">
            <text:p text:style-name="P27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31">Desarrollo</text:p>
          </table:table-cell>
          <table:covered-table-cell/>
          <table:covered-table-cell/>
          <table:table-cell table:style-name="Tabla1.E9" table:number-columns-spanned="2" office:value-type="string">
            <text:p text:style-name="P23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33">Control de versionado</text:p>
            <text:p text:style-name="P34"/>
          </table:table-cell>
          <table:table-cell table:style-name="Tabla1.A2" office:value-type="string">
            <text:p text:style-name="P27">Versión</text:p>
          </table:table-cell>
          <table:table-cell table:style-name="Tabla1.A2" office:value-type="string">
            <text:p text:style-name="P27">Fecha</text:p>
          </table:table-cell>
          <table:table-cell table:style-name="Tabla1.A2" table:number-columns-spanned="2" office:value-type="string">
            <text:p text:style-name="P27">Autor</text:p>
          </table:table-cell>
          <table:covered-table-cell/>
          <table:table-cell table:style-name="Tabla1.E8" office:value-type="string">
            <text:p text:style-name="P27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22">1.0</text:p>
          </table:table-cell>
          <table:table-cell table:style-name="Tabla1.C11" office:value-type="string">
            <text:p text:style-name="P22"><text:span text:style-name="T14">13</text:span>/<text:span text:style-name="T14">10</text:span>/202<text:span text:style-name="T14">5</text:span></text:p>
          </table:table-cell>
          <table:table-cell table:style-name="Tabla1.D11" table:number-columns-spanned="2" office:value-type="string">
            <text:p text:style-name="P24">Federico Martín Lara</text:p>
          </table:table-cell>
          <table:covered-table-cell/>
          <table:table-cell table:style-name="Tabla1.F11" office:value-type="string">
            <text:p text:style-name="P28">Versión inicial</text:p>
          </table:table-cell>
        </table:table-row>
        <table:table-row table:style-name="Tabla1.10">
          <table:table-cell table:style-name="Tabla1.A2" office:value-type="string">
            <text:p text:style-name="P35"/>
          </table:table-cell>
          <table:table-cell table:style-name="Tabla1.B12" office:value-type="string">
            <text:p text:style-name="P25">1.1</text:p>
          </table:table-cell>
          <table:table-cell table:style-name="Tabla1.C12" office:value-type="string">
            <text:p text:style-name="P25">14/10/2025</text:p>
          </table:table-cell>
          <table:table-cell table:style-name="Tabla1.D12" table:number-columns-spanned="2" office:value-type="string">
            <text:p text:style-name="P26">Federico Martín Lara</text:p>
          </table:table-cell>
          <table:covered-table-cell/>
          <table:table-cell table:style-name="Tabla1.F12" office:value-type="string">
            <text:p text:style-name="P29">Se añaden los pasos del proceso de configuración</text:p>
          </table:table-cell>
        </table:table-row>
      </table:table>
      <text:p text:style-name="P6"/>
      <text:p text:style-name="P6"/>
      <text:p text:style-name="P6"/>
      <text:p text:style-name="P11"/>
      <text:p text:style-name="P36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_RefHeading___Toc30671059" text:style-name="Index_20_Link" text:visited-style-name="Index_20_Link"><text:span text:style-name="T7">Introducción<text:tab/></text:span></text:a><text:a xlink:type="simple" xlink:href="#__RefHeading___Toc30671059" text:style-name="Index_20_Link" text:visited-style-name="Index_20_Link"><text:span text:style-name="Index_20_Link"><text:span text:style-name="T7">3</text:span></text:span></text:a></text:p>
          <text:p text:style-name="P10"><text:a xlink:type="simple" xlink:href="#__RefHeading___Toc15_1298068373" text:style-name="Index_20_Link" text:visited-style-name="Index_20_Link"><text:span text:style-name="T7">Documentos de referencia<text:tab/></text:span></text:a><text:a xlink:type="simple" xlink:href="#__RefHeading___Toc15_1298068373" text:style-name="Index_20_Link" text:visited-style-name="Index_20_Link"><text:span text:style-name="Index_20_Link"><text:span text:style-name="T7">3</text:span></text:span></text:a></text:p>
          <text:p text:style-name="P10"><text:a xlink:type="simple" xlink:href="#__RefHeading___Toc17_4290312538" text:style-name="Index_20_Link" text:visited-style-name="Index_20_Link"><text:span text:style-name="T7">Pasos de la configuración<text:tab/></text:span></text:a><text:a xlink:type="simple" xlink:href="#__RefHeading___Toc17_4290312538" text:style-name="Index_20_Link" text:visited-style-name="Index_20_Link"><text:span text:style-name="Index_20_Link"><text:span text:style-name="T7">3</text:span></text:span></text:a></text:p>
          <text:p text:style-name="P10"><text:a xlink:type="simple" xlink:href="#__RefHeading___Toc6_554296098" text:style-name="Index_20_Link" text:visited-style-name="Index_20_Link"><text:span text:style-name="T7">Configuración para un entorno de pruebas<text:tab/></text:span></text:a><text:a xlink:type="simple" xlink:href="#__RefHeading___Toc6_554296098" text:style-name="Index_20_Link" text:visited-style-name="Index_20_Link"><text:span text:style-name="Index_20_Link"><text:span text:style-name="T7">3</text:span></text:span></text:a></text:p>
          <text:p text:style-name="P10"><text:a xlink:type="simple" xlink:href="#__RefHeading___Toc8_554296098" text:style-name="Index_20_Link" text:visited-style-name="Index_20_Link"><text:span text:style-name="T7">Reproducción en el servidor JBoss EAP<text:tab/></text:span></text:a><text:a xlink:type="simple" xlink:href="#__RefHeading___Toc8_554296098" text:style-name="Index_20_Link" text:visited-style-name="Index_20_Link"><text:span text:style-name="Index_20_Link"><text:span text:style-name="T7">3</text:span></text:span></text:a></text:p>
        </text:index-body>
      </text:table-of-content>
      <text:p text:style-name="P12"/>
      <text:p text:style-name="P8"/>
      <text:h text:style-name="P49" text:outline-level="1"><text:bookmark-start text:name="__RefHeading___Toc30671059"/>Introducción<text:bookmark-end text:name="__RefHeading___Toc30671059"/></text:h>
      <text:p text:style-name="P9"><text:span text:style-name="T12">El presente </text:span><text:span text:style-name="T5">documento</text:span><text:span text:style-name="T12"> define </text:span><text:span text:style-name="T6">el proceso de configuración de un entorno de persistencia en base de datos para el servidor JBoss EAP.</text:span></text:p>
      <text:h text:style-name="P47" text:outline-level="1"><text:bookmark-start text:name="__RefHeading___Toc15_1298068373"/>Documentos de referencia<text:bookmark-end text:name="__RefHeading___Toc15_1298068373"/></text:h>
      <text:p text:style-name="P17">PL-001_JPA_HIBERNATE – Plan de trabajo Persistencia JPA/Hibernate</text:p>
      <text:p text:style-name="P16"/>
      <text:h text:style-name="P48" text:outline-level="1"><text:bookmark-start text:name="__RefHeading___Toc17_4290312538"/>Pasos de la configuración<text:bookmark-end text:name="__RefHeading___Toc17_4290312538"/></text:h>
      <text:p text:style-name="P18"><text:span text:style-name="T12">S</text:span><text:span text:style-name="T6">egún lo establecido en el plan de trabajo PL-001_JPA_HIBERNATE, se establecerán los siguientes pasos:</text:span></text:p>
      <text:list xml:id="list2769652651" text:style-name="L1">
        <text:list-item>
          <text:p text:style-name="P54"><text:span text:style-name="T6">C</text:span><text:span text:style-name="T13">onfiguración para un entorno de pruebas (WildFly). </text:span></text:p>
        </text:list-item>
        <text:list-item>
          <text:p text:style-name="P55">Reproducción en el servidor JBoss EAP.</text:p>
        </text:list-item>
      </text:list>
      <text:h text:style-name="P48" text:outline-level="1"><text:bookmark-start text:name="__RefHeading___Toc6_554296098"/>Configuración para un entorno de pruebas<text:bookmark-end text:name="__RefHeading___Toc6_554296098"/></text:h>
      <text:p text:style-name="P19"><text:span text:style-name="T4">P</text:span><text:span text:style-name="T3">ara el entorno de prueba se configurará una base de datos en memoria H2</text:span></text:p>
      <text:list xml:id="list2289185013" text:style-name="L2">
        <text:list-item>
          <text:p text:style-name="P51">Editar el archivo standalone.xml</text:p>
        </text:list-item>
      </text:list>
      <text:p text:style-name="P15"/>
      <text:p text:style-name="P41">&lt;datasources&gt;</text:p>
      <text:p text:style-name="P41"><text:s text:c="4"/>&lt;!-- Datasource H2 para desarrollo --&gt;</text:p>
      <text:p text:style-name="P41"><text:s text:c="4"/>&lt;datasource jndi-name="java:jboss/datasources/ExampleDS" pool-name="ExampleDS" enabled="true" use-java-context="true"&gt;</text:p>
      <text:p text:style-name="P41"><text:s text:c="8"/>&lt;connection-url&gt;jdbc:h2:mem:test;DB_CLOSE_DELAY=-1;DB_CLOSE_ON_EXIT=FALSE&lt;/connection-url&gt;</text:p>
      <text:p text:style-name="P41"><text:s text:c="8"/>&lt;driver&gt;h2&lt;/driver&gt;</text:p>
      <text:p text:style-name="P41"><text:s text:c="8"/>&lt;security&gt;</text:p>
      <text:p text:style-name="P41"><text:s text:c="12"/>&lt;user-name&gt;sa&lt;/user-name&gt;</text:p>
      <text:p text:style-name="P41"><text:s text:c="12"/>&lt;password&gt;sa&lt;/password&gt;</text:p>
      <text:p text:style-name="P41"><text:s text:c="8"/>&lt;/security&gt;</text:p>
      <text:p text:style-name="P41"><text:s text:c="4"/>&lt;/datasource&gt;</text:p>
      <text:p text:style-name="P41"><text:s text:c="4"/></text:p>
      <text:p text:style-name="P41"><text:s text:c="4"/>&lt;drivers&gt;</text:p>
      <text:p text:style-name="P41"><text:s text:c="8"/>&lt;driver name="h2" module="com.h2database.h2"&gt;</text:p>
      <text:p text:style-name="P41"><text:s text:c="12"/>&lt;xa-datasource-class&gt;org.h2.jdbcx.JdbcDataSource&lt;/xa-datasource-class&gt;</text:p>
      <text:p text:style-name="P41"><text:s text:c="8"/>&lt;/driver&gt;</text:p>
      <text:p text:style-name="P41"><text:s text:c="4"/>&lt;/drivers&gt;</text:p>
      <text:p text:style-name="P41">&lt;/datasources&gt;</text:p>
      <text:p text:style-name="P15"/>
      <text:list xml:id="list102821023308186" text:continue-numbering="true" text:style-name="L2">
        <text:list-item>
          <text:p text:style-name="P52">Instalar el módulo H2</text:p>
        </text:list-item>
      </text:list>
      <text:p text:style-name="P13"/>
      <text:p text:style-name="P37"># Crear directorio del módulo</text:p>
      <text:p text:style-name="P38"><text:span text:style-name="T15">$JBOSS_HOME</text:span>/modules/system/layers/base/com/h2database/h2/main/</text:p>
      <text:p text:style-name="P40"/>
      <text:p text:style-name="P39"># Descargar h2-2.1.214.jar y ponerlo en ese directorio</text:p>
      <text:p text:style-name="P39"># Crear module.xml:</text:p>
      <text:p text:style-name="P13"/>
      <text:p text:style-name="P13"><text:soft-page-break/></text:p>
      <text:list xml:id="list102819460765631" text:continue-numbering="true" text:style-name="L2">
        <text:list-item>
          <text:p text:style-name="P52">Crear <text:span text:style-name="T16">module.xml</text:span> en la misma carpeta</text:p>
        </text:list-item>
      </text:list>
      <text:p text:style-name="P13"/>
      <text:p text:style-name="P42">&lt;?xml version="1.0" encoding="UTF-8"?&gt;</text:p>
      <text:p text:style-name="P42">&lt;module xmlns="urn:jboss:module:1.1" name="com.h2database.h2"&gt;</text:p>
      <text:p text:style-name="P42"><text:s text:c="4"/>&lt;resources&gt;</text:p>
      <text:p text:style-name="P42"><text:s text:c="8"/>&lt;resource-root path="h2-2.1.214.jar"/&gt;</text:p>
      <text:p text:style-name="P42"><text:s text:c="4"/>&lt;/resources&gt;</text:p>
      <text:p text:style-name="P42"><text:s text:c="4"/>&lt;dependencies&gt;</text:p>
      <text:p text:style-name="P42"><text:s text:c="8"/>&lt;module name="javax.api"/&gt;</text:p>
      <text:p text:style-name="P42"><text:s text:c="8"/>&lt;module name="javax.transaction.api"/&gt;</text:p>
      <text:p text:style-name="P42"><text:s text:c="4"/>&lt;/dependencies&gt;</text:p>
      <text:p text:style-name="P42">&lt;/module&gt;</text:p>
      <text:p text:style-name="P13"/>
      <text:list xml:id="list102819604269393" text:continue-numbering="true" text:style-name="L2">
        <text:list-item>
          <text:p text:style-name="P53">En el proyecto <text:span text:style-name="T16">jboss-eap-ejb-module</text:span>, añadir las dependencias al archivo de maven <text:span text:style-name="T16">pom.xml</text:span>:</text:p>
        </text:list-item>
      </text:list>
      <text:p text:style-name="P14"/>
      <text:p text:style-name="P43">&lt;dependencies&gt;</text:p>
      <text:p text:style-name="P43"><text:s text:c="4"/>&lt;!-- Dependencias existentes... --&gt;</text:p>
      <text:p text:style-name="P43"><text:s text:c="4"/></text:p>
      <text:p text:style-name="P43"><text:s text:c="4"/>&lt;!-- Hibernate (ya incluido en JBoss EAP 8, pero para compilación) --&gt;</text:p>
      <text:p text:style-name="P43"><text:s text:c="4"/>&lt;dependency&gt;</text:p>
      <text:p text:style-name="P43"><text:s text:c="8"/>&lt;groupId&gt;org.hibernate&lt;/groupId&gt;</text:p>
      <text:p text:style-name="P43"><text:s text:c="8"/>&lt;artifactId&gt;hibernate-core&lt;/artifactId&gt;</text:p>
      <text:p text:style-name="P43"><text:s text:c="8"/>&lt;version&gt;6.2.7.Final&lt;/version&gt;</text:p>
      <text:p text:style-name="P43"><text:s text:c="8"/>&lt;scope&gt;provided&lt;/scope&gt;</text:p>
      <text:p text:style-name="P43"><text:s text:c="4"/>&lt;/dependency&gt;</text:p>
      <text:p text:style-name="P43"><text:s text:c="4"/></text:p>
      <text:p text:style-name="P43"><text:s text:c="4"/>&lt;!-- H2 Database (para pruebas) --&gt;</text:p>
      <text:p text:style-name="P43"><text:s text:c="4"/>&lt;dependency&gt;</text:p>
      <text:p text:style-name="P43"><text:s text:c="8"/>&lt;groupId&gt;com.h2database&lt;/groupId&gt;</text:p>
      <text:p text:style-name="P43"><text:s text:c="8"/>&lt;artifactId&gt;h2&lt;/artifactId&gt;</text:p>
      <text:p text:style-name="P43"><text:s text:c="8"/>&lt;version&gt;2.1.214&lt;/version&gt;</text:p>
      <text:p text:style-name="P43"><text:s text:c="8"/>&lt;scope&gt;provided&lt;/scope&gt;</text:p>
      <text:p text:style-name="P43"><text:s text:c="4"/>&lt;/dependency&gt;</text:p>
      <text:p text:style-name="P43">&lt;/dependencies&gt;</text:p>
      <text:p text:style-name="P14"/>
      <text:list xml:id="list102820840198653" text:continue-numbering="true" text:style-name="L2">
        <text:list-item>
          <text:p text:style-name="P53">Crear en el proyecto el archivo <text:span text:style-name="T16">persistence.xml</text:span>, en la ruta <text:span text:style-name="T16">src/main/resources/META-INF</text:span>:</text:p>
        </text:list-item>
      </text:list>
      <text:p text:style-name="P14"/>
      <text:p text:style-name="P44">&lt;?xml version="1.0" encoding="UTF-8"?&gt;</text:p>
      <text:p text:style-name="P44">&lt;persistence version="3.0" </text:p>
      <text:p text:style-name="P44"><text:s text:c="13"/>xmlns="https://jakarta.ee/xml/ns/persistence"</text:p>
      <text:p text:style-name="P44"><text:s text:c="13"/>xmlns:xsi="http://www.w3.org/2001/XMLSchema-instance"</text:p>
      <text:p text:style-name="P44"><text:s text:c="13"/>xsi:schemaLocation="https://jakarta.ee/xml/ns/persistence</text:p>
      <text:p text:style-name="P44"><text:s text:c="33"/>https://jakarta.ee/xml/ns/persistence/persistence_3_0.xsd"&gt;</text:p>
      <text:p text:style-name="P44"><text:s text:c="4"/></text:p>
      <text:p text:style-name="P44"><text:s text:c="4"/>&lt;persistence-unit name="miPU" transaction-type="JTA"&gt;</text:p>
      <text:p text:style-name="P44"><text:s text:c="8"/>&lt;description&gt;Persistencia para JBoss EAP 8&lt;/description&gt;</text:p>
      <text:p text:style-name="P44"><text:s text:c="8"/>&lt;jta-data-source&gt;java:jboss/datasources/ExampleDS&lt;/jta-data-source&gt;</text:p>
      <text:p text:style-name="P44"><text:s text:c="8"/></text:p>
      <text:p text:style-name="P44"><text:s text:c="8"/>&lt;properties&gt;</text:p>
      <text:p text:style-name="P44"><text:s text:c="12"/>&lt;!-- Dialecto H2 --&gt;</text:p>
      <text:p text:style-name="P44"><text:s text:c="12"/>&lt;property name="hibernate.dialect" value="org.hibernate.dialect.H2Dialect"/&gt;</text:p>
      <text:p text:style-name="P44"><text:s text:c="12"/></text:p>
      <text:p text:style-name="P44"><text:s text:c="12"/>&lt;!-- Generación automática de esquema --&gt;</text:p>
      <text:p text:style-name="P44"><text:s text:c="12"/>&lt;property name="jakarta.persistence.schema-generation.database.action" value="drop-and-create"/&gt;</text:p>
      <text:p text:style-name="P44"><text:s text:c="12"/>&lt;property name="jakarta.persistence.schema-generation.create-source" value="metadata"/&gt;</text:p>
      <text:p text:style-name="P44"><text:s text:c="12"/>&lt;property name="jakarta.persistence.schema-generation.drop-source" value="metadata"/&gt;</text:p>
      <text:p text:style-name="P44"><text:s text:c="12"/></text:p>
      <text:p text:style-name="P44"><text:soft-page-break/><text:s text:c="12"/>&lt;!-- Logging SQL --&gt;</text:p>
      <text:p text:style-name="P44"><text:s text:c="12"/>&lt;property name="hibernate.show_sql" value="true"/&gt;</text:p>
      <text:p text:style-name="P44"><text:s text:c="12"/>&lt;property name="hibernate.format_sql" value="true"/&gt;</text:p>
      <text:p text:style-name="P44"><text:s text:c="12"/>&lt;property name="hibernate.use_sql_comments" value="true"/&gt;</text:p>
      <text:p text:style-name="P44"><text:s text:c="12"/></text:p>
      <text:p text:style-name="P44"><text:s text:c="12"/>&lt;!-- Estadísticas --&gt;</text:p>
      <text:p text:style-name="P44"><text:s text:c="12"/>&lt;property name="hibernate.generate_statistics" value="true"/&gt;</text:p>
      <text:p text:style-name="P44"><text:s text:c="8"/>&lt;/properties&gt;</text:p>
      <text:p text:style-name="P44"><text:s text:c="4"/>&lt;/persistence-unit&gt;</text:p>
      <text:p text:style-name="P44">&lt;/persistence&gt;</text:p>
      <text:h text:style-name="P50" text:outline-level="1"><text:bookmark-start text:name="__RefHeading___Toc8_554296098"/>Reproducción en el servidor JBoss EAP<text:bookmark-end text:name="__RefHeading___Toc8_554296098"/></text:h>
      <text:p text:style-name="P45"><text:span text:style-name="T4">H</text:span><text:span text:style-name="T3">acer los 5 pasos anteriores en un servidor JBoss EAP 8.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nsola" svg:font-family="Consola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008dba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008dba" style:font-size-asian="8pt" style:font-name-complex="arial" style:font-size-complex="8pt"/>
    </style:style>
    <style:style style:name="MT4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3">CONF</text:span><text:bookmark-start text:name="__DdeLink__5_4187537288"/><text:span text:style-name="MT4">-001_</text:span><text:bookmark-end text:name="__DdeLink__5_4187537288"/><text:span text:style-name="MT4">DOC_</text:span><text:span text:style-name="MT1">CONFIGURACION_BD</text:span><text:span text:style-name="MT4"> – <text:s/>Documento de </text:span><text:span text:style-name="MT1">configuración de base de datos</text:span><text:span text:style-name="MT4"> 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3T20:54:47.005575403</meta:creation-date>
    <dc:date>2025-10-14T10:27:54.402800253</dc:date>
    <meta:print-date>1995-11-21T17:41:00</meta:print-date>
    <meta:editing-cycles>169</meta:editing-cycles>
    <meta:editing-duration>P1DT33M17S</meta:editing-duration>
    <meta:generator>LibreOffice/6.4.7.2$Linux_X86_64 LibreOffice_project/40$Build-2</meta:generator>
    <dc:title>CONF-001_DOC_CONFIGURACION_BD –  Documento de configuración de base de datos</dc:title>
    <meta:document-statistic meta:table-count="2" meta:image-count="0" meta:object-count="0" meta:page-count="5" meta:paragraph-count="133" meta:word-count="402" meta:character-count="4738" meta:non-whitespace-character-count="3918"/>
    <meta:user-defined meta:name="Autor">Federico Martín Lara</meta:user-defined>
    <meta:user-defined meta:name="Grabado por">Federico Martín Lara</meta:user-defined>
    <meta:user-defined meta:name="Propietario">Federico Martín Lara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Se añaden los pasos del proceso de configuración" VL:creator="" dc:date-time="2025-10-14T10:27:54"/>
</VL:version-list>
</file>